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Preformatted_20_Text">
      <style:paragraph-properties fo:margin-top="0cm" fo:margin-bottom="0.499cm"/>
    </style:style>
    <style:style style:name="T1" style:family="text">
      <style:text-properties fo:color="#ff0000"/>
    </style:style>
    <style:style style:name="T2" style:family="text">
      <style:text-properties fo:color="#c00000"/>
    </style:style>
    <style:style style:name="T3" style:family="text">
      <style:text-properties fo:color="#800000"/>
    </style:style>
    <style:style style:name="T4" style:family="text">
      <style:text-properties fo:color="#000000"/>
    </style:style>
    <style:style style:name="T5" style:family="text">
      <style:text-properties fo:color="#ff3333"/>
    </style:style>
    <style:style style:name="T6" style:family="text">
      <style:text-properties fo:color="#cc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t init</text:p>
      <text:p text:style-name="Standard">Andare nella cartella progetto e…</text:p>
      <text:p text:style-name="P1"><text:span text:style-name="T1">Scaricare:</text:span></text:p>
      <text:p text:style-name="Standard">-git pull <text:a xlink:type="simple" xlink:href="https://github.com/greatware/GiocoOOP.git" text:style-name="Internet_20_link" text:visited-style-name="Visited_20_Internet_20_Link">https://github.com/greatware/GiocoOOP.git</text:a></text:p>
      <text:p text:style-name="P1"><text:span text:style-name="T2">Caricare:</text:span></text:p>
      <text:p text:style-name="Standard">-git add .</text:p>
      <text:p text:style-name="Standard">- git commit -a -m “Descrizione”</text:p>
      <text:p text:style-name="Standard">-git push <text:s/>origin –all</text:p>
      <text:p text:style-name="P1"><text:span text:style-name="T2">In caso di conflitti:</text:span></text:p>
      <text:p text:style-name="Standard"><text:span text:style-name="T2">tenere la propria versione del file</text:span></text:p>
      <text:p text:style-name="Preformatted_20_Text"><text:span text:style-name="Source_20_Text"><text:span text:style-name="T4">git checkout --ours nomedelfile </text:span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tenere la versione degli altri</text:span></text:span></text:p>
      <text:p text:style-name="Preformatted_20_Text"><text:span text:style-name="Source_20_Text">git checkout --theirs nomedelfile</text:span></text:p>
      <text:p text:style-name="Preformatted_20_Text"><text:span text:style-name="Source_20_Text"/></text:p>
      <text:p text:style-name="Preformatted_20_Text"><text:span text:style-name="Source_20_Text"><text:span text:style-name="T6">vedere riga per riga:</text:span></text:span></text:p>
      <text:p text:style-name="Preformatted_20_Text"><text:span text:style-name="Source_20_Text">git mergetoo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tion" style:family="text" style:parent-style-name="Default_20_Paragraph_20_Font">
      <style:text-properties fo:color="#2b579a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renzo Ferrari</meta:initial-creator>
    <meta:editing-cycles>6</meta:editing-cycles>
    <meta:creation-date>2017-03-10T06:32:00</meta:creation-date>
    <dc:date>2017-07-05T12:39:26.91</dc:date>
    <meta:editing-duration>PT9S</meta:editing-duration>
    <meta:generator>OpenOffice/4.1.3$Win32 OpenOffice.org_project/413m1$Build-9783</meta:generator>
    <meta:document-statistic meta:table-count="0" meta:image-count="0" meta:object-count="0" meta:page-count="1" meta:paragraph-count="15" meta:word-count="56" meta:character-count="3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